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Collaborated with other teams to help them use the systems to find the data they need.</text:p>
        </text:list-item>
        <text:list-item>
          <text:p text:style-name="P4">Worked with other teams to define and then implement needed features for our internal ETL pipeline framework.</text:p>
        </text:list-item>
        <text:list-item>
          <text:p text:style-name="P4">Participated in on-call rotation.</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15T00:57:05Z</meta:creation-date>
    <dc:date>2026-01-15T00:57:05Z</dc:date>
  </office:meta>
</office:document-meta>
</file>